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1" svg:font-family="'Ubuntu Medium'" style:font-pitch="variable"/>
    <style:font-face style:name="Fira Sans Heavy" svg:font-family="'Fira Sans Heavy'" style:font-family-generic="roman" style:font-pitch="variable"/>
    <style:font-face style:name="Fira Sans SemiBold" svg:font-family="'Fira Sans Semi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Fira Sans Heavy1" svg:font-family="'Fira Sans Heavy'" style:font-family-generic="swiss" style:font-pitch="variable"/>
    <style:font-face style:name="Fira Sans SemiBold1" svg:font-family="'Fira Sans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eak-title">
      <style:graphic-properties fo:min-height="3.508cm"/>
    </style:style>
    <style:style style:name="pr2" style:family="presentation" style:parent-style-name="break-subtitle">
      <style:graphic-properties draw:fill-color="#ffffff" fo:min-height="17cm"/>
    </style:style>
    <style:style style:name="pr3" style:family="presentation" style:parent-style-name="break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eak" presentation:presentation-page-layout-name="AL1T0">
        <draw:frame presentation:style-name="pr1" draw:layer="layout" svg:width="25.191cm" svg:height="3.508cm" svg:x="1.4cm" svg:y="0.6cm" presentation:class="title" presentation:user-transformed="true">
          <draw:text-box>
            <text:p>Unix Philosophy &amp; Django</text:p>
          </draw:text-box>
        </draw:frame>
        <draw:frame presentation:style-name="pr2" draw:text-style-name="P1" draw:layer="layout" svg:width="25.191cm" svg:height="17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edium1" svg:font-family="'Ubuntu Medium'" style:font-pitch="variable"/>
    <style:font-face style:name="Fira Sans Heavy" svg:font-family="'Fira Sans Heavy'" style:font-family-generic="roman" style:font-pitch="variable"/>
    <style:font-face style:name="Fira Sans SemiBold" svg:font-family="'Fira Sans Semi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Fira Sans Heavy1" svg:font-family="'Fira Sans Heavy'" style:font-family-generic="swiss" style:font-pitch="variable"/>
    <style:font-face style:name="Fira Sans SemiBold1" svg:font-family="'Fira Sans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textarea-vertical-align="middle" draw:auto-grow-height="false" draw:fit-to-size="shrink-to-fit" fo:min-height="12.183cm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 Medium1" fo:font-family="'Ubuntu Medium'" style:font-pitch="variable" fo:font-size="3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ntent-outline2" style:family="presentation" style:parent-style-name="content-outline1">
      <style:graphic-properties draw:textarea-vertical-align="middle"/>
      <style:paragraph-properties fo:margin-left="0cm" fo:margin-right="0cm" fo:margin-top="0cm" fo:margin-bottom="0.4cm" fo:line-height="150%" fo:text-align="center" fo:text-indent="0cm"/>
      <style:text-properties style:font-name="Fira Sans SemiBold1" fo:font-family="'Fira Sans SemiBold'" style:font-family-generic="swiss" style:font-pitch="variable" fo:font-size="40pt" style:text-underline-style="none" style:font-size-asian="40pt" style:font-size-complex="40pt"/>
    </style:style>
    <style:style style:name="content-outline3" style:family="presentation" style:parent-style-name="content-outline2">
      <style:graphic-properties draw:textarea-vertical-align="middle"/>
      <style:paragraph-properties fo:margin-left="0cm" fo:margin-right="0cm" fo:margin-top="0cm" fo:margin-bottom="0.3cm" fo:line-height="150%" fo:text-align="center" fo:text-indent="0cm"/>
      <style:text-properties style:font-name="Fira Sans SemiBold1" fo:font-family="'Fira Sans SemiBold'" style:font-family-generic="swiss" style:font-pitch="variable" fo:font-size="40pt" style:text-underline-style="none" style:font-size-asian="40pt" style:font-size-complex="40pt"/>
    </style:style>
    <style:style style:name="content-outline4" style:family="presentation" style:parent-style-name="content-outline3">
      <style:graphic-properties draw:textarea-vertical-align="middle"/>
      <style:paragraph-properties fo:margin-left="0cm" fo:margin-right="0cm" fo:margin-top="0cm" fo:margin-bottom="0.2cm" fo:line-height="150%" fo:text-align="center" fo:text-indent="0cm"/>
      <style:text-properties style:font-name="Fira Sans SemiBold1" fo:font-family="'Fira Sans SemiBold'" style:font-family-generic="swiss" style:font-pitch="variable" fo:font-size="40pt" style:font-size-asian="40pt" style:font-size-complex="40pt"/>
    </style:style>
    <style:style style:name="content-outline5" style:family="presentation" style:parent-style-name="content-outline4">
      <style:graphic-properties draw:textarea-vertical-align="middle"/>
      <style:paragraph-properties fo:margin-left="0cm" fo:margin-right="0cm" fo:margin-top="0cm" fo:margin-bottom="0.1cm" fo:line-height="150%" fo:text-align="center" fo:text-indent="0cm"/>
      <style:text-properties style:font-name="Fira Sans SemiBold1" fo:font-family="'Fira Sans SemiBold'" style:font-family-generic="swiss" style:font-pitch="variable" fo:font-size="40pt" style:font-size-asian="40pt" style:font-size-complex="40pt"/>
    </style:style>
    <style:style style:name="content-outline6" style:family="presentation" style:parent-style-name="content-outline5">
      <style:graphic-properties draw:textarea-vertical-align="middle"/>
      <style:paragraph-properties fo:margin-left="0cm" fo:margin-right="0cm" fo:margin-top="0cm" fo:margin-bottom="0.1cm" fo:line-height="150%" fo:text-align="center" fo:text-indent="0cm"/>
      <style:text-properties style:font-name="Fira Sans SemiBold1" fo:font-family="'Fira Sans SemiBold'" style:font-family-generic="swiss" style:font-pitch="variable" fo:font-size="40pt" style:font-size-asian="40pt" style:font-size-complex="40pt"/>
    </style:style>
    <style:style style:name="content-outline7" style:family="presentation" style:parent-style-name="content-outline6">
      <style:graphic-properties draw:textarea-vertical-align="middle"/>
      <style:paragraph-properties fo:margin-left="0cm" fo:margin-right="0cm" fo:margin-top="0cm" fo:margin-bottom="0.1cm" fo:line-height="150%" fo:text-align="center" fo:text-indent="0cm"/>
      <style:text-properties style:font-name="Fira Sans SemiBold1" fo:font-family="'Fira Sans SemiBold'" style:font-family-generic="swiss" style:font-pitch="variable" fo:font-size="40pt" style:font-size-asian="40pt" style:font-size-complex="4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fit-to-size="shrink-to-fit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/>
      <style:text-properties fo:font-variant="normal" fo:text-transform="none" style:use-window-font-color="true" style:text-outline="false" style:text-line-through-style="none" style:text-line-through-type="none" style:font-name="Fira Sans Heavy1" fo:font-family="'Fira Sans Heavy'" style:font-family-generic="swiss" style:font-pitch="variable" fo:font-size="3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8pt" style:font-style-asian="normal" style:font-weight-asian="normal" style:font-name-complex="FreeSans" style:font-family-complex="FreeSans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break-background" style:family="presentation">
      <style:graphic-properties draw:stroke="none" draw:fill="solid" draw:fill-color="#660033" draw:fill-image-width="0cm" draw:fill-image-height="0cm"/>
      <style:text-properties style:letter-kerning="true"/>
    </style:style>
    <style:style style:name="brea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ea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eak-outline1" style:family="presentation">
      <style:graphic-properties draw:stroke="none" draw:fill="none" draw:textarea-vertical-align="middle" draw:auto-grow-height="false" draw:fit-to-size="shrink-to-fit">
        <text:list-style style:name="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ira Sans Heavy1" fo:font-family="'Fira Sans Heavy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reak-outline2" style:family="presentation" style:parent-style-name="break-outline1">
      <style:paragraph-properties fo:margin-left="0cm" fo:margin-right="0cm" fo:margin-top="0cm" fo:margin-bottom="0.4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3" style:family="presentation" style:parent-style-name="break-outline2">
      <style:paragraph-properties fo:margin-left="0cm" fo:margin-right="0cm" fo:margin-top="0cm" fo:margin-bottom="0.3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4" style:family="presentation" style:parent-style-name="break-outline3">
      <style:paragraph-properties fo:margin-left="0cm" fo:margin-right="0cm" fo:margin-top="0cm" fo:margin-bottom="0.2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5" style:family="presentation" style:parent-style-name="break-outline4">
      <style:paragraph-properties fo:margin-left="0cm" fo:margin-right="0cm" fo:margin-top="0cm" fo:margin-bottom="0.1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6" style:family="presentation" style:parent-style-name="break-outline5">
      <style:paragraph-properties fo:margin-left="0cm" fo:margin-right="0cm" fo:margin-top="0cm" fo:margin-bottom="0.1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7" style:family="presentation" style:parent-style-name="break-outline6">
      <style:paragraph-properties fo:margin-left="0cm" fo:margin-right="0cm" fo:margin-top="0cm" fo:margin-bottom="0.1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8" style:family="presentation" style:parent-style-name="brea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reak-outline9" style:family="presentation" style:parent-style-name="brea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reak-subtitle" style:family="presentation">
      <style:graphic-properties draw:stroke="none" draw:fill="none" draw:textarea-vertical-align="middle">
        <text:list-style style:name="brea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eak-title" style:family="presentation">
      <style:graphic-properties draw:stroke="none" draw:fill="none" draw:textarea-vertical-align="middle" draw:fit-to-size="shrink-to-fit">
        <text:list-style style:name="brea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/>
      <style:text-properties fo:font-variant="normal" fo:text-transform="none" style:use-window-font-color="true" style:text-outline="false" style:text-line-through-style="none" style:text-line-through-type="none" style:font-name="Fira Sans Heavy1" fo:font-family="'Fira Sans Heavy'" style:font-family-generic="swiss" style:font-pitch="variable" fo:font-size="4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draw:background-size="border" draw:fill="solid" draw:fill-color="#6600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ontent-outline1">
      <style:graphic-properties fo:min-height="12.183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eak-outline1">
      <style:graphic-properties fo:min-height="12.183cm"/>
    </style:style>
    <style:style style:name="Mpr5" style:family="presentation" style:parent-style-name="break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ea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content" style:page-layout-name="PM1" draw:style-name="Mdp1">
      <draw:frame presentation:style-name="content-title" draw:layer="backgroundobjects" svg:width="25.191cm" svg:height="3.507cm" svg:x="1.4cm" svg:y="0.837cm" presentation:class="title" presentation:placeholder="true">
        <draw:text-box/>
      </draw:frame>
      <draw:frame presentation:style-name="Mpr1" draw:layer="backgroundobjects" svg:width="25.191cm" svg:height="17.4cm" svg:x="1.399cm" svg:y="3.4cm" presentation:class="outline">
        <draw:text-box>
          <text:list text:style-name="ML2">
            <text:list-item>
              <text:p>Example text <text:a xlink:href="http://www.google.com/" xlink:type="simple">Link</text:a></text:p>
            </text:list-item>
          </text:list>
        </draw:text-box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eak" style:page-layout-name="PM1" draw:style-name="Mdp2">
      <draw:frame presentation:style-name="break-title" draw:layer="backgroundobjects" svg:width="27.991cm" svg:height="2.962cm" svg:x="0cm" svg:y="1.238cm" presentation:class="title" presentation:placeholder="true">
        <draw:text-box/>
      </draw:frame>
      <draw:frame presentation:style-name="Mpr4" draw:layer="backgroundobjects" svg:width="25.19cm" svg:height="18.006cm" svg:x="1.399cm" svg:y="3cm" presentation:class="outline">
        <draw:text-box>
          <text:list text:style-name="ML2">
            <text:list-item>
              <text:p>Example text</text:p>
            </text:list-item>
          </text:list>
        </draw:text-box>
      </draw:frame>
      <presentation:notes style:page-layout-name="PM0">
        <draw:page-thumbnail presentation:style-name="break-title" draw:layer="backgroundobjects" svg:width="0.001cm" svg:height="0.001cm" svg:x="0cm" svg:y="2.257cm" presentation:class="page"/>
        <draw:frame presentation:style-name="brea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01:51:35.875426290</meta:creation-date>
    <meta:editing-duration>PT21M51S</meta:editing-duration>
    <meta:editing-cycles>31</meta:editing-cycles>
    <meta:generator>LibreOffice/4.2.8.2$Linux_X86_64 LibreOffice_project/420m0$Build-2</meta:generator>
    <meta:initial-creator>Thorsten Behrens</meta:initial-creator>
    <dc:date>2017-04-01T14:48:37.451768204</dc:date>
    <meta:document-statistic meta:object-count="30"/>
  </office:meta>
</office:document-meta>
</file>